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113.95pt"/>
    </style:style>
    <style:style style:name="co8" style:family="table-column">
      <style:table-column-properties fo:break-before="auto" style:column-width="134.5pt"/>
    </style:style>
    <style:style style:name="co9" style:family="table-column">
      <style:table-column-properties fo:break-before="auto" style:column-width="269.04pt"/>
    </style:style>
    <style:style style:name="co10" style:family="table-column">
      <style:table-column-properties fo:break-before="auto" style:column-width="32.29pt"/>
    </style:style>
    <style:style style:name="co11" style:family="table-column">
      <style:table-column-properties fo:break-before="auto" style:column-width="23.5pt"/>
    </style:style>
    <style:style style:name="co12" style:family="table-column">
      <style:table-column-properties fo:break-before="auto" style:column-width="40.39pt"/>
    </style:style>
    <style:style style:name="co13" style:family="table-column">
      <style:table-column-properties fo:break-before="auto" style:column-width="234.51pt"/>
    </style:style>
    <style:style style:name="co14" style:family="table-column">
      <style:table-column-properties fo:break-before="auto" style:column-width="111.74pt"/>
    </style:style>
    <style:style style:name="co15" style:family="table-column">
      <style:table-column-properties fo:break-before="auto" style:column-width="80.11pt"/>
    </style:style>
    <style:style style:name="co16" style:family="table-column">
      <style:table-column-properties fo:break-before="auto" style:column-width="60.21pt"/>
    </style:style>
    <style:style style:name="co17" style:family="table-column">
      <style:table-column-properties fo:break-before="auto" style:column-width="57.86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58.65pt"/>
    </style:style>
    <style:style style:name="co20" style:family="table-column">
      <style:table-column-properties fo:break-before="auto" style:column-width="54pt"/>
    </style:style>
    <style:style style:name="co21" style:family="table-column">
      <style:table-column-properties fo:break-before="auto" style:column-width="66.9pt"/>
    </style:style>
    <style:style style:name="co22" style:family="table-column">
      <style:table-column-properties fo:break-before="auto" style:column-width="385.2pt"/>
    </style:style>
    <style:style style:name="co23" style:family="table-column">
      <style:table-column-properties fo:break-before="auto" style:column-width="42.6pt"/>
    </style:style>
    <style:style style:name="co24" style:family="table-column">
      <style:table-column-properties fo:break-before="auto" style:column-width="277pt"/>
    </style:style>
    <style:style style:name="co25" style:family="table-column">
      <style:table-column-properties fo:break-before="auto" style:column-width="33.96pt"/>
    </style:style>
    <style:style style:name="co26" style:family="table-column">
      <style:table-column-properties fo:break-before="auto" style:column-width="297.01pt"/>
    </style:style>
    <style:style style:name="co27" style:family="table-column">
      <style:table-column-properties fo:break-before="auto" style:column-width="39.34pt"/>
    </style:style>
    <style:style style:name="co28" style:family="table-column">
      <style:table-column-properties fo:break-before="auto" style:column-width="30.84pt"/>
    </style:style>
    <style:style style:name="co29" style:family="table-column">
      <style:table-column-properties fo:break-before="auto" style:column-width="34.7pt"/>
    </style:style>
    <style:style style:name="co30" style:family="table-column">
      <style:table-column-properties fo:break-before="auto" style:column-width="263.2pt"/>
    </style:style>
    <style:style style:name="co31" style:family="table-column">
      <style:table-column-properties fo:break-before="auto" style:column-width="66.36pt"/>
    </style:style>
    <style:style style:name="co32" style:family="table-column">
      <style:table-column-properties fo:break-before="auto" style:column-width="48.61pt"/>
    </style:style>
    <style:style style:name="co33" style:family="table-column">
      <style:table-column-properties fo:break-before="auto" style:column-width="51.7pt"/>
    </style:style>
    <style:style style:name="co34" style:family="table-column">
      <style:table-column-properties fo:break-before="auto" style:column-width="47.85pt"/>
    </style:style>
    <style:style style:name="co35" style:family="table-column">
      <style:table-column-properties fo:break-before="auto" style:column-width="49.24pt"/>
    </style:style>
    <style:style style:name="co36" style:family="table-column">
      <style:table-column-properties fo:break-before="auto" style:column-width="46.29pt"/>
    </style:style>
    <style:style style:name="co37" style:family="table-column">
      <style:table-column-properties fo:break-before="auto" style:column-width="45.5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4.79pt"/>
    </style:style>
    <style:style style:name="co41" style:family="table-column">
      <style:table-column-properties fo:break-before="auto" style:column-width="135.04pt"/>
    </style:style>
    <style:style style:name="co42" style:family="table-column">
      <style:table-column-properties fo:break-before="auto" style:column-width="107.21pt"/>
    </style:style>
    <style:style style:name="co43" style:family="table-column">
      <style:table-column-properties fo:break-before="auto" style:column-width="110.61pt"/>
    </style:style>
    <style:style style:name="co44" style:family="table-column">
      <style:table-column-properties fo:break-before="auto" style:column-width="111.49pt"/>
    </style:style>
    <style:style style:name="co45" style:family="table-column">
      <style:table-column-properties fo:break-before="auto" style:column-width="121.8pt"/>
    </style:style>
    <style:style style:name="co46" style:family="table-column">
      <style:table-column-properties fo:break-before="auto" style:column-width="40.9pt"/>
    </style:style>
    <style:style style:name="co47" style:family="table-column">
      <style:table-column-properties fo:break-before="auto" style:column-width="102.9pt"/>
    </style:style>
    <style:style style:name="co48" style:family="table-column">
      <style:table-column-properties fo:break-before="auto" style:column-width="211.49pt"/>
    </style:style>
    <style:style style:name="co49" style:family="table-column">
      <style:table-column-properties fo:break-before="auto" style:column-width="96.04pt"/>
    </style:style>
    <style:style style:name="co50" style:family="table-column">
      <style:table-column-properties fo:break-before="auto" style:column-width="52.44pt"/>
    </style:style>
    <style:style style:name="co51" style:family="table-column">
      <style:table-column-properties fo:break-before="auto" style:column-width="53.26pt"/>
    </style:style>
    <style:style style:name="co52" style:family="table-column">
      <style:table-column-properties fo:break-before="auto" style:column-width="57.09pt"/>
    </style:style>
    <style:style style:name="co53" style:family="table-column">
      <style:table-column-properties fo:break-before="auto" style:column-width="49.69pt"/>
    </style:style>
    <style:style style:name="co54" style:family="table-column">
      <style:table-column-properties fo:break-before="auto" style:column-width="52.3pt"/>
    </style:style>
    <style:style style:name="co55" style:family="table-column">
      <style:table-column-properties fo:break-before="auto" style:column-width="50.94pt"/>
    </style:style>
    <style:style style:name="co56" style:family="table-column">
      <style:table-column-properties fo:break-before="auto" style:column-width="189.89pt"/>
    </style:style>
    <style:style style:name="co57" style:family="table-column">
      <style:table-column-properties fo:break-before="auto" style:column-width="41.16pt"/>
    </style:style>
    <style:style style:name="co58" style:family="table-column">
      <style:table-column-properties fo:break-before="auto" style:column-width="91.84pt"/>
    </style:style>
    <style:style style:name="co59" style:family="table-column">
      <style:table-column-properties fo:break-before="auto" style:column-width="106.61pt"/>
    </style:style>
    <style:style style:name="co60" style:family="table-column">
      <style:table-column-properties fo:break-before="auto" style:column-width="84.05pt"/>
    </style:style>
    <style:style style:name="co61" style:family="table-column">
      <style:table-column-properties fo:break-before="auto" style:column-width="50.71pt"/>
    </style:style>
    <style:style style:name="co62" style:family="table-column">
      <style:table-column-properties fo:break-before="auto" style:column-width="49.95pt"/>
    </style:style>
    <style:style style:name="co63" style:family="table-column">
      <style:table-column-properties fo:break-before="auto" style:column-width="52.89pt"/>
    </style:style>
    <style:style style:name="co64" style:family="table-column">
      <style:table-column-properties fo:break-before="auto" style:column-width="55.11pt"/>
    </style:style>
    <style:style style:name="co65" style:family="table-column">
      <style:table-column-properties fo:break-before="auto" style:column-width="121.29pt"/>
    </style:style>
    <style:style style:name="co66" style:family="table-column">
      <style:table-column-properties fo:break-before="auto" style:column-width="33.14pt"/>
    </style:style>
    <style:style style:name="co67" style:family="table-column">
      <style:table-column-properties fo:break-before="auto" style:column-width="37.45pt"/>
    </style:style>
    <style:style style:name="co68" style:family="table-column">
      <style:table-column-properties fo:break-before="auto" style:column-width="240.41pt"/>
    </style:style>
    <style:style style:name="co69" style:family="table-column">
      <style:table-column-properties fo:break-before="auto" style:column-width="138.16pt"/>
    </style:style>
    <style:style style:name="co70" style:family="table-column">
      <style:table-column-properties fo:break-before="auto" style:column-width="40.11pt"/>
    </style:style>
    <style:style style:name="co71" style:family="table-column">
      <style:table-column-properties fo:break-before="auto" style:column-width="159pt"/>
    </style:style>
    <style:style style:name="co72" style:family="table-column">
      <style:table-column-properties fo:break-before="auto" style:column-width="104.94pt"/>
    </style:style>
    <style:style style:name="co73" style:family="table-column">
      <style:table-column-properties fo:break-before="auto" style:column-width="248.46pt"/>
    </style:style>
    <style:style style:name="co74" style:family="table-column">
      <style:table-column-properties fo:break-before="auto" style:column-width="245.54pt"/>
    </style:style>
    <style:style style:name="co75" style:family="table-column">
      <style:table-column-properties fo:break-before="auto" style:column-width="94.11pt"/>
    </style:style>
    <style:style style:name="co76" style:family="table-column">
      <style:table-column-properties fo:break-before="auto" style:column-width="125.69pt"/>
    </style:style>
    <style:style style:name="co77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3.55pt" fo:break-before="auto" style:use-optimal-row-height="false"/>
    </style:style>
    <style:style style:name="ro11" style:family="table-row">
      <style:table-row-properties style:row-height="7.46pt" fo:break-before="auto" style:use-optimal-row-height="false"/>
    </style:style>
    <style:style style:name="ro12" style:family="table-row">
      <style:table-row-properties style:row-height="13.44pt" fo:break-before="auto" style:use-optimal-row-height="false"/>
    </style:style>
    <style:style style:name="ro1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ext-properties fo:color="#ba131a"/>
    </style:style>
    <style:style style:name="ce187" style:family="table-cell" style:parent-style-name="Default">
      <style:text-properties fo:color="#c9211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a131a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9211e"/>
    </style:style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1" style:family="table-cell" style:parent-style-name="Default" style:data-style-name="N82"/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66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7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size="11pt" fo:font-weight="normal" style:font-size-asian="11pt" style:font-size-complex="11pt" style:font-weight-asian="normal" style:font-weight-complex="normal"/>
    </style:style>
    <style:style style:name="T17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8" style:family="text">
      <style:text-properties style:font-name="Liberation Sans" fo:font-size="2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ba131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a131a"/>
    </style:style>
    <style:style style:name="T2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font-size="11pt" style:font-size-asian="11pt" style:font-size-complex="11pt" style:font-weight-asian="bold" style:font-weight-complex="bold"/>
    </style:style>
    <style:style style:name="T24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5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pp-local" table:style-name="ta1">
        <table:table-column table:style-name="co7" table:default-cell-style-name="Default"/>
        <table:table-column table:style-name="co8" table:default-cell-style-name="Default"/>
        <table:table-column table:style-name="co5" table:default-cell-style-name="ce408"/>
        <table:table-column table:style-name="co9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9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9" table:number-rows-repeated="104856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jungian politics" table:style-name="ta1">
        <table:table-column table:style-name="co10" table:default-cell-style-name="ce396"/>
        <table:table-column table:style-name="co11" table:default-cell-style-name="ce541"/>
        <table:table-column table:style-name="co1" table:default-cell-style-name="ce541"/>
        <table:table-column table:style-name="co12" table:default-cell-style-name="ce547"/>
        <table:table-column table:style-name="co13" table:default-cell-style-name="ce380"/>
        <table:table-column table:style-name="co14" table:default-cell-style-name="ce494"/>
        <table:table-column table:style-name="co15" table:default-cell-style-name="ce554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ce408"/>
        <table:table-column table:style-name="co4" table:default-cell-style-name="Default"/>
        <table:table-column table:style-name="co22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: 2019-12-09 – 2019-12-21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30" office:value-type="string" calcext:value-type="string" table:number-columns-spanned="3" table:number-rows-spanned="1">
            <text:p>Day to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30" office:value-type="string" calcext:value-type="string" table:number-columns-spanned="3" table:number-rows-spanned="1">
            <text:p>Drip It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3">George Washington &amp; </text:span><text:span text:style-name="T4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0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0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3">Alexander Hamilton &amp; </text:span><text:span text:style-name="T4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9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9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9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3">Patrick Henry &amp; </text:span><text:span text:style-name="T4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9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9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9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9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9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9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9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3">Daenerys Stormborn &amp; </text:span><text:span text:style-name="T4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9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9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9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9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9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104838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free_ebooks_days" table:style-name="ta1"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408"/>
        <table:table-column table:style-name="co5" table:number-columns-repeated="12" table:default-cell-style-name="Default"/>
        <table:table-column table:style-name="co26" table:default-cell-style-name="ce378"/>
        <table:table-column table:style-name="co5" table:number-columns-repeated="1007" table:default-cell-style-name="Default"/>
        <table:table-row table:style-name="ro6">
          <table:table-cell table:number-columns-repeated="5"/>
          <table:table-cell table:style-name="ce386" office:value-type="string" calcext:value-type="string">
            <text:p>Free Ebook Days: 2019-10-14 <text:span text:style-name="T12">−</text:span> 2020-03-0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Reminder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3.txt and </text:span>all-text_only-8.5x1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<text:span text:style-name="T5">Text announcement on </text:span><text:span text:style-name="T6">better together </text:span>slack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4.txt and all-text_only-11x</text:span>8.5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Announcement</text:p>
          </table:table-cell>
          <table:table-cell table:style-name="ce494" office:value-type="string" calcext:value-type="string">
            <text:p>Tue</text:p>
          </table:table-cell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 office:value-type="string" calcext:value-type="string">
            <text:p>Thu</text:p>
          </table:table-cell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9">
          <table:table-cell/>
          <table:table-cell table:style-name="ce490" office:value-type="string" calcext:value-type="string">
            <text:p><text:span text:style-name="T7">After debate – </text:span><text:span text:style-name="T8">one and few offs</text:span><text:span text:style-name="T9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9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9">
          <table:table-cell/>
          <table:table-cell table:style-name="ce481" office:value-type="string" calcext:value-type="string">
            <text:p><text:span text:style-name="T10">After debate – </text:span><text:span text:style-name="T11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9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w_i_draw" table:style-name="ta1">
        <table:table-column table:style-name="co27" table:default-cell-style-name="ce394"/>
        <table:table-column table:style-name="co28" table:default-cell-style-name="ce408"/>
        <table:table-column table:style-name="co29" table:default-cell-style-name="ce408"/>
        <table:table-column table:style-name="co20" table:default-cell-style-name="ce408"/>
        <table:table-column table:style-name="co30" table:default-cell-style-name="ce423"/>
        <table:table-column table:style-name="co31" table:default-cell-style-name="ce383"/>
        <table:table-column table:style-name="co32" table:default-cell-style-name="ce393"/>
        <table:table-column table:style-name="co33" table:default-cell-style-name="ce393"/>
        <table:table-column table:style-name="co34" table:default-cell-style-name="ce393"/>
        <table:table-column table:style-name="co35" table:default-cell-style-name="ce393"/>
        <table:table-column table:style-name="co36" table:default-cell-style-name="ce393"/>
        <table:table-column table:style-name="co35" table:default-cell-style-name="ce393"/>
        <table:table-column table:style-name="co37" table:default-cell-style-name="ce393"/>
        <table:table-column table:style-name="co38" table:default-cell-style-name="ce393"/>
        <table:table-column table:style-name="co39" table:default-cell-style-name="ce393"/>
        <table:table-column table:style-name="co40" table:default-cell-style-name="ce393"/>
        <table:table-column table:style-name="co34" table:default-cell-style-name="ce393"/>
        <table:table-column table:style-name="co32" table:default-cell-style-name="ce393"/>
        <table:table-column table:style-name="co4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6">
          <table:table-cell table:number-columns-repeated="7"/>
          <table:table-cell table:style-name="ce456" office:value-type="string" calcext:value-type="string">
            <text:p><text:span text:style-name="T18">How I Draw Personalities: 2020-02-13</text:span> – 2020-03-26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11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2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2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9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9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9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1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9">Tom H Humanmetrics </text:span><text:span text:style-name="T15">– </text:span><text:span text:style-name="T1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9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1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9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9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1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9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9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1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10">5c-ebooks-nancy – Images are tricky – </text:span><text:span text:style-name="T11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1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10">6b-social_sites – </text:span><text:span text:style-name="T11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17">6c-final_note – Summary – </text:span><text:span text:style-name="T9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1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9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irings_2020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408"/>
        <table:table-column table:style-name="co5" table:number-columns-repeated="14" table:default-cell-style-name="Default"/>
        <table:table-column table:style-name="co45" table:default-cell-style-name="Default"/>
        <table:table-row table:style-name="ro1">
          <table:table-cell table:style-name="ce408"/>
          <table:table-cell table:style-name="ce418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Pairings 2020: 2020-09-11 – 2020-11-??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 table:style-name="ce418"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 table:style-name="ce418"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-dana</text:p>
          </table:table-cell>
          <table:table-cell office:value-type="string" calcext:value-type="string">
            <text:p>av-fox-dana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30M00S" calcext:value-type="time">
            <text:p>05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30M00S" calcext:value-type="time">
            <text:p>05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50M00S" calcext:value-type="time">
            <text:p>05:50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8H30M00S" calcext:value-type="time">
            <text:p>06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8H30M00S" calcext:value-type="time">
            <text:p>06:30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15M00S" calcext:value-type="time">
            <text:p>11:15 AM</text:p>
          </table:table-cell>
          <table:table-cell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</text:p>
          </table:table-cell>
          <table:table-cell office:value-type="string" calcext:value-type="string">
            <text:p>som-fox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/>
        </table:table-row>
        <table:table-row table:style-name="ro13">
          <table:table-cell table:style-name="ce408" office:value-type="string" calcext:value-type="string">
            <text:p>Tue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dana</text:p>
          </table:table-cell>
          <table:table-cell office:value-type="string" calcext:value-type="string">
            <text:p>som-dana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/>
        </table:table-row>
        <table:table-row table:style-name="ro9">
          <table:table-cell table:style-name="ce408"/>
          <table:table-cell table:style-name="ce418"/>
          <table:table-cell table:style-name="ce337"/>
          <table:table-cell table:number-columns-repeated="3"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a-nancy-mitch</text:p>
          </table:table-cell>
          <table:table-cell table:style-name="ce411" office:value-type="string" calcext:value-type="string">
            <text:p>VPP on amazon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b-nancy</text:p>
          </table:table-cell>
          <table:table-cell table:style-name="ce411" office:value-type="string" calcext:value-type="string">
            <text:p>som-nancy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Mon</text:p>
          </table:table-cell>
          <table:table-cell table:style-name="ce418" office:value-type="date" office:date-value="2020-09-21" calcext:value-type="date">
            <text:p>09-21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c-mitch</text:p>
          </table:table-cell>
          <table:table-cell table:style-name="ce411" office:value-type="string" calcext:value-type="string">
            <text:p>som-mitch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3a-luke-vader</text:p>
          </table:table-cell>
          <table:table-cell table:style-name="ce411" office:value-type="string" calcext:value-type="string">
            <text:p>som-sw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3b-luke</text:p>
          </table:table-cell>
          <table:table-cell table:style-name="ce189" office:value-type="string" calcext:value-type="string">
            <text:p>av-luke – unpubl’ed!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3c-vader</text:p>
          </table:table-cell>
          <table:table-cell table:style-name="ce411" office:value-type="string" calcext:value-type="string">
            <text:p>som-anaki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<text:span text:style-name="T19">04a-elizabeth</text:span>-bernie</text:p>
          </table:table-cell>
          <table:table-cell table:style-name="ce411" office:value-type="string" calcext:value-type="string">
            <text:p>VPP on amaz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03" calcext:value-type="date">
            <text:p>10-03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4b-elizabeth</text:p>
          </table:table-cell>
          <table:table-cell table:style-name="ce185" office:value-type="string" calcext:value-type="string">
            <text:p>som-elizabeth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04" calcext:value-type="date">
            <text:p>10-04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4c-bernie</text:p>
          </table:table-cell>
          <table:table-cell table:style-name="ce185" office:value-type="string" calcext:value-type="string">
            <text:p>som-bernie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9" calcext:value-type="date">
            <text:p>10-09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a-jon-tywin</text:p>
          </table:table-cell>
          <table:table-cell table:style-name="ce411" office:value-type="string" calcext:value-type="string">
            <text:p>VgoTP on amaz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0" calcext:value-type="date">
            <text:p>10-10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b-jon</text:p>
          </table:table-cell>
          <table:table-cell table:style-name="ce185" office:value-type="string" calcext:value-type="string">
            <text:p>som-j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1" calcext:value-type="date">
            <text:p>10-11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c-tywin</text:p>
          </table:table-cell>
          <table:table-cell table:style-name="ce185" office:value-type="string" calcext:value-type="string">
            <text:p>som-tywi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16" calcext:value-type="date">
            <text:p>10-16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a-nikki-don_jr</text:p>
          </table:table-cell>
          <table:table-cell table:style-name="ce185" office:value-type="string" calcext:value-type="string">
            <text:p>avs-nikki-don_jr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7" calcext:value-type="date">
            <text:p>10-17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b-nikki</text:p>
          </table:table-cell>
          <table:table-cell table:style-name="ce185" office:value-type="string" calcext:value-type="string">
            <text:p>som-nikki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8" calcext:value-type="date">
            <text:p>10-18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c-don_jr</text:p>
          </table:table-cell>
          <table:table-cell table:style-name="ce185" office:value-type="string" calcext:value-type="string">
            <text:p>som-don_jr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23" calcext:value-type="date">
            <text:p>10-23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a-bob-jesus</text:p>
          </table:table-cell>
          <table:table-cell table:style-name="ce185" office:value-type="string" calcext:value-type="string">
            <text:p>avs-bob-jesus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24" calcext:value-type="date">
            <text:p>10-24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b-bob</text:p>
          </table:table-cell>
          <table:table-cell table:style-name="ce185" office:value-type="string" calcext:value-type="string">
            <text:p>som-bob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25" calcext:value-type="date">
            <text:p>10-25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c-jesus</text:p>
          </table:table-cell>
          <table:table-cell table:style-name="ce185" office:value-type="string" calcext:value-type="string">
            <text:p>som-jesus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30" calcext:value-type="date">
            <text:p>10-30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a-kennedy-johnson</text:p>
          </table:table-cell>
          <table:table-cell table:style-name="ce190" office:value-type="string" calcext:value-type="string">
            <text:p>avs-kennedy-johns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31" calcext:value-type="date">
            <text:p>10-3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b-kennedy</text:p>
          </table:table-cell>
          <table:table-cell office:value-type="string" calcext:value-type="string">
            <text:p>som-kennedy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1" calcext:value-type="date">
            <text:p>11-0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c-johnson</text:p>
          </table:table-cell>
          <table:table-cell office:value-type="string" calcext:value-type="string">
            <text:p>som-johns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06" calcext:value-type="date">
            <text:p>11-06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9a-frodo-sam</text:p>
          </table:table-cell>
          <table:table-cell table:style-name="ce190" office:value-type="string" calcext:value-type="string">
            <text:p>avs-frodo-sam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07" calcext:value-type="date">
            <text:p>11-07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20">09b-</text:span><text:span text:style-name="T21">frodo</text:span></text:p>
          </table:table-cell>
          <table:table-cell table:style-name="ce190" office:value-type="string" calcext:value-type="string">
            <text:p>som-frodo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8" calcext:value-type="date">
            <text:p>11-08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22">09c-sam</text:span></text:p>
          </table:table-cell>
          <table:table-cell table:style-name="ce190" office:value-type="string" calcext:value-type="string">
            <text:p>som-sam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7"/>
          <table:table-cell table:style-name="ce190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13" calcext:value-type="date">
            <text:p>11-13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a-N_vs_S-ffm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14" calcext:value-type="date">
            <text:p>11-14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b-N_vs_S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15" calcext:value-type="date">
            <text:p>11-15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c-ffm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 table:number-rows-repeated="69">
          <table:table-cell table:number-columns-repeated="6"/>
          <table:table-cell table:style-name="ce525"/>
          <table:table-cell table:number-columns-repeated="13"/>
        </table:table-row>
        <table:table-row table:style-name="ro9" table:number-rows-repeated="1048464">
          <table:table-cell table:number-columns-repeated="20"/>
        </table:table-row>
        <table:table-row table:style-name="ro9">
          <table:table-cell table:number-columns-repeated="20"/>
        </table:table-row>
      </table:table>
      <table:table table:name="one and few offs" table:style-name="ta1">
        <table:table-column table:style-name="co46" table:default-cell-style-name="ce408"/>
        <table:table-column table:style-name="co46" table:default-cell-style-name="ce418"/>
        <table:table-column table:style-name="co47" table:default-cell-style-name="ce145"/>
        <table:table-column table:style-name="co48" table:default-cell-style-name="ce378"/>
        <table:table-column table:style-name="co49" table:default-cell-style-name="ce408"/>
        <table:table-column table:style-name="co50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56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11"/>
          <table:table-cell/>
          <table:table-cell table:style-name="ce380"/>
          <table:table-cell table:number-columns-repeated="1002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  <table:table-cell table:number-columns-repeated="1002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2"/>
        </table:table-row>
        <table:table-row table:style-name="ro9">
          <table:table-cell table:number-columns-repeated="2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8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4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8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23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9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">
          <table:table-cell table:style-name="Default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48518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few offs posts" table:style-name="ta1">
        <table:table-column table:style-name="co57" table:default-cell-style-name="Default"/>
        <table:table-column table:style-name="co57" table:default-cell-style-name="ce396"/>
        <table:table-column table:style-name="co58" table:default-cell-style-name="Default"/>
        <table:table-column table:style-name="co59" table:default-cell-style-name="ce408"/>
        <table:table-column table:style-name="co60" table:default-cell-style-name="Default"/>
        <table:table-column table:style-name="co5" table:default-cell-style-name="ce408"/>
        <table:table-column table:style-name="co61" table:default-cell-style-name="Default"/>
        <table:table-column table:style-name="co5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30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30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30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9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9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9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9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9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9" table:number-rows-repeated="149">
          <table:table-cell/>
          <table:table-cell table:style-name="ce531"/>
          <table:table-cell table:number-columns-repeated="16"/>
        </table:table-row>
        <table:table-row table:style-name="ro9" table:number-rows-repeated="1048386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build_a_team" table:style-name="ta1">
        <table:table-column table:style-name="co66" table:default-cell-style-name="ce383"/>
        <table:table-column table:style-name="co67" table:default-cell-style-name="ce372"/>
        <table:table-column table:style-name="co68" table:default-cell-style-name="Default"/>
        <table:table-column table:style-name="co58" table:default-cell-style-name="ce393"/>
        <table:table-column table:style-name="co5" table:number-columns-repeated="10" table:default-cell-style-name="ce393"/>
        <table:table-column table:style-name="co69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30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9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9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9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9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9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25">Patrick Henry</text:span><text:span text:style-name="T26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27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27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lationships" table:style-name="ta1">
        <table:table-column table:style-name="co46" table:default-cell-style-name="ce396"/>
        <table:table-column table:style-name="co70" table:default-cell-style-name="Default"/>
        <table:table-column table:style-name="co5" table:default-cell-style-name="ce408"/>
        <table:table-column table:style-name="co33" table:default-cell-style-name="Default"/>
        <table:table-column table:style-name="co71" table:default-cell-style-name="Default"/>
        <table:table-column table:style-name="co5" table:number-columns-repeated="13" table:default-cell-style-name="Default"/>
        <table:table-column table:style-name="co72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30" table:number-columns-repeated="12"/>
          <table:table-cell table:style-name="ce472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number-columns-repeated="2"/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67" table:default-cell-style-name="ce394"/>
        <table:table-column table:style-name="co73" table:default-cell-style-name="ce423"/>
        <table:table-column table:style-name="co58" table:default-cell-style-name="ce393"/>
        <table:table-column table:style-name="co5" table:number-columns-repeated="10" table:default-cell-style-name="ce393"/>
        <table:table-column table:style-name="co74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30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3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35" table:default-cell-style-name="ce377"/>
        <table:table-column table:style-name="co75" table:default-cell-style-name="Default"/>
        <table:table-column table:style-name="co76" table:default-cell-style-name="ce408"/>
        <table:table-column table:style-name="co5" table:number-columns-repeated="4" table:default-cell-style-name="ce408"/>
        <table:table-column table:style-name="co77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/00/0000</text:date>, <text:time style:data-style-name="N2" text:time-value="14:02:08.783175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9-19T08:45:47.821865366</dc:date>
    <meta:editing-duration>P122DT2H54M24S</meta:editing-duration>
    <meta:editing-cycles>1478</meta:editing-cycles>
    <meta:document-statistic meta:table-count="12" meta:cell-count="3202" meta:object-count="0"/>
  </office:meta>
</office:document-meta>
</file>